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55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7.36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1.19pt"/>
    </style:style>
    <style:style style:name="co8" style:family="table-column">
      <style:table-column-properties fo:break-before="auto" style:column-width="197.6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pt"/>
    </style:style>
    <style:style style:name="co11" style:family="table-column">
      <style:table-column-properties fo:break-before="auto" style:column-width="37.45pt"/>
    </style:style>
    <style:style style:name="co12" style:family="table-column">
      <style:table-column-properties fo:break-before="auto" style:column-width="26.65pt"/>
    </style:style>
    <style:style style:name="co1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order-bottom="none" fo:background-color="#dddddd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dddddd" fo:border="non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="none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-bottom="none" fo:background-color="#dddddd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fo:background-color="#ff3333" fo:border-left="none" fo:border-right="0.06pt solid #000000" fo:border-top="none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fo:border-bottom="none" fo:background-color="#ffcc00" fo:border-left="0.06pt solid #000000" fo:border-right="none" fo:border-top="none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ffcc00" fo:border="none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fo:background-color="#ffcc00" fo:border-left="none" fo:border-right="0.06pt solid #000000" fo:border-top="none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none" fo:background-color="#ff3333" fo:border-left="0.06pt solid #000000" fo:border-right="none" fo:border-top="none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transparent" fo:border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fo:background-color="transparent" fo:border="none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ff3333" fo:border="none"/>
      <style:text-properties fo:font-size="7pt" style:font-size-asian="7pt" style:font-size-complex="7pt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ff3333"/>
      <style:text-properties fo:font-size="7pt" style:font-size-asian="7pt" style:font-size-complex="7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3333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rient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8" table:default-cell-style-name="ce3"/>
        <table:table-column table:style-name="co9" table:number-columns-repeated="1004" table:default-cell-style-name="ce3"/>
        <table:table-row table:style-name="ro1">
          <table:table-cell table:style-name="ce1" office:value-type="string" calcext:value-type="string">
            <text:p>Helvar: <text:span text:style-name="T1">Location 2</text:span></text:p>
          </table:table-cell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24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Beacon / Orientation</text:p>
          </table:table-cell>
          <table:table-cell table:style-name="ce5" office:value-type="string" calcext:value-type="string" table:number-columns-spanned="3" table:number-rows-spanned="1">
            <text:p>90 degrees</text:p>
          </table:table-cell>
          <table:covered-table-cell table:style-name="ce5"/>
          <table:covered-table-cell table:style-name="ce13"/>
          <table:table-cell table:style-name="ce18" office:value-type="string" calcext:value-type="string" table:number-columns-spanned="3" table:number-rows-spanned="1">
            <text:p>45 degrees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0 degrees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Hand 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Hand 2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Pocket</text:p>
          </table:table-cell>
          <table:covered-table-cell table:style-name="ce19"/>
          <table:covered-table-cell table:style-name="ce13"/>
          <table:table-cell table:style-name="ce25" office:value-type="string" calcext:value-type="string">
            <text:p>Comment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63.6649" calcext:value-type="float">
            <text:p>-63.6649</text:p>
          </table:table-cell>
          <table:table-cell table:style-name="ce10" office:value-type="float" office:value="-64" calcext:value-type="float">
            <text:p>-64</text:p>
          </table:table-cell>
          <table:table-cell table:style-name="ce15" office:value-type="float" office:value="10.1746" calcext:value-type="float">
            <text:p>10.1746</text:p>
          </table:table-cell>
          <table:table-cell table:style-name="ce7" office:value-type="float" office:value="-67.209" calcext:value-type="float">
            <text:p>-67.209</text:p>
          </table:table-cell>
          <table:table-cell table:style-name="ce10" office:value-type="float" office:value="-65" calcext:value-type="float">
            <text:p>-65</text:p>
          </table:table-cell>
          <table:table-cell table:style-name="ce16" office:value-type="float" office:value="17.4372" calcext:value-type="float">
            <text:p>17.4372</text:p>
          </table:table-cell>
          <table:table-cell table:style-name="ce7" office:value-type="float" office:value="-66.1402" calcext:value-type="float">
            <text:p>-66.1402</text:p>
          </table:table-cell>
          <table:table-cell table:style-name="ce10" office:value-type="float" office:value="-64" calcext:value-type="float">
            <text:p>-64</text:p>
          </table:table-cell>
          <table:table-cell table:style-name="ce16" office:value-type="float" office:value="17.3105" calcext:value-type="float">
            <text:p>17.3105</text:p>
          </table:table-cell>
          <table:table-cell table:style-name="ce7" office:value-type="float" office:value="-72.9975" calcext:value-type="float">
            <text:p>-72.9975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22.5126" calcext:value-type="float">
            <text:p>22.5126</text:p>
          </table:table-cell>
          <table:table-cell table:style-name="ce7" office:value-type="float" office:value="-76.176" calcext:value-type="float">
            <text:p>-76.176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20.2524" calcext:value-type="float">
            <text:p>20.2524</text:p>
          </table:table-cell>
          <table:table-cell table:style-name="ce7" office:value-type="float" office:value="-77.9639" calcext:value-type="float">
            <text:p>-77.9639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22.8706" calcext:value-type="float">
            <text:p>22.8706</text:p>
          </table:table-cell>
          <table:table-cell office:value-type="string" calcext:value-type="string">
            <text:p>Because of the location and orientation (better reception) 90 degrees has least variance and better (not significantly) signal strength when compared to 45 and 0 degrees. Not user vs user here  -10 dBm difference. Without user it is <text:span text:style-name="T2">bimodal</text:span>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33</text:p>
          </table:table-cell>
          <table:table-cell table:style-name="ce7" office:value-type="float" office:value="-75.259" calcext:value-type="float">
            <text:p>-75.259</text:p>
          </table:table-cell>
          <table:table-cell table:style-name="ce10" office:value-type="float" office:value="-77" calcext:value-type="float">
            <text:p>-77</text:p>
          </table:table-cell>
          <table:table-cell table:style-name="ce16" office:value-type="float" office:value="9.827" calcext:value-type="float">
            <text:p>9.827</text:p>
          </table:table-cell>
          <table:table-cell table:style-name="ce7" office:value-type="float" office:value="-77.0043" calcext:value-type="float">
            <text:p>-77.0043</text:p>
          </table:table-cell>
          <table:table-cell table:style-name="ce10" office:value-type="float" office:value="-77" calcext:value-type="float">
            <text:p>-77</text:p>
          </table:table-cell>
          <table:table-cell table:style-name="ce15" office:value-type="float" office:value="0.7712" calcext:value-type="float">
            <text:p>0.7712</text:p>
          </table:table-cell>
          <table:table-cell table:style-name="ce7" office:value-type="float" office:value="-80.6326" calcext:value-type="float">
            <text:p>-80.6326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3.9253" calcext:value-type="float">
            <text:p>13.9253</text:p>
          </table:table-cell>
          <table:table-cell table:style-name="ce7" office:value-type="float" office:value="-80.1558" calcext:value-type="float">
            <text:p>-80.1558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5.6108" calcext:value-type="float">
            <text:p>15.6108</text:p>
          </table:table-cell>
          <table:table-cell table:style-name="ce7" office:value-type="float" office:value="-83.8701" calcext:value-type="float">
            <text:p>-83.8701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7.3164" calcext:value-type="float">
            <text:p>17.3164</text:p>
          </table:table-cell>
          <table:table-cell table:style-name="ce7" office:value-type="float" office:value="-81.3208" calcext:value-type="float">
            <text:p>-81.3208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4.7323" calcext:value-type="float">
            <text:p>14.7323</text:p>
          </table:table-cell>
          <table:table-cell office:value-type="string" calcext:value-type="string">
            <text:p>Non-user is bimodal but the higher mode is not lower side unlike in 8B14.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7" office:value-type="float" office:value="-84.3929" calcext:value-type="float">
            <text:p>-84.3929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7.7489" calcext:value-type="float">
            <text:p>7.7489</text:p>
          </table:table-cell>
          <table:table-cell table:style-name="ce7" office:value-type="float" office:value="-83.5867" calcext:value-type="float">
            <text:p>-83.586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8.1096" calcext:value-type="float">
            <text:p>8.1096</text:p>
          </table:table-cell>
          <table:table-cell table:style-name="ce7" office:value-type="float" office:value="-81.531" calcext:value-type="float">
            <text:p>-81.531</text:p>
          </table:table-cell>
          <table:table-cell table:style-name="ce10" office:value-type="float" office:value="-79" calcext:value-type="float">
            <text:p>-79</text:p>
          </table:table-cell>
          <table:table-cell table:style-name="ce16" office:value-type="float" office:value="9.859" calcext:value-type="float">
            <text:p>9.859</text:p>
          </table:table-cell>
          <table:table-cell table:style-name="ce7" office:value-type="float" office:value="-82.7643" calcext:value-type="float">
            <text:p>-82.7643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2.4938" calcext:value-type="float">
            <text:p>12.4938</text:p>
          </table:table-cell>
          <table:table-cell table:style-name="ce7" office:value-type="float" office:value="-84.5294" calcext:value-type="float">
            <text:p>-84.52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8.4298" calcext:value-type="float">
            <text:p>18.4298</text:p>
          </table:table-cell>
          <table:table-cell table:style-name="ce7" office:value-type="float" office:value="-82.728" calcext:value-type="float">
            <text:p>-82.728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6.5924" calcext:value-type="float">
            <text:p>6.592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7" office:value-type="float" office:value="-77.3325" calcext:value-type="float">
            <text:p>-77.3325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14.9364" calcext:value-type="float">
            <text:p>14.9364</text:p>
          </table:table-cell>
          <table:table-cell table:style-name="ce7" office:value-type="float" office:value="-75.9783" calcext:value-type="float">
            <text:p>-75.9783</text:p>
          </table:table-cell>
          <table:table-cell table:style-name="ce10" office:value-type="float" office:value="-76" calcext:value-type="float">
            <text:p>-76</text:p>
          </table:table-cell>
          <table:table-cell table:style-name="ce15" office:value-type="float" office:value="3.0937" calcext:value-type="float">
            <text:p>3.0937</text:p>
          </table:table-cell>
          <table:table-cell table:style-name="ce7" office:value-type="float" office:value="-79.5641" calcext:value-type="float">
            <text:p>-79.5641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8.1231" calcext:value-type="float">
            <text:p>18.1231</text:p>
          </table:table-cell>
          <table:table-cell table:style-name="ce7" office:value-type="float" office:value="-83.3382" calcext:value-type="float">
            <text:p>-83.3382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5.7298" calcext:value-type="float">
            <text:p>15.7298</text:p>
          </table:table-cell>
          <table:table-cell table:style-name="ce21" office:value-type="float" office:value="-84.6071" calcext:value-type="float">
            <office:annotation draw:style-name="gr1" draw:text-style-name="P2" svg:width="82.18pt" svg:height="39.29pt" svg:x="599.13pt" svg:y="34.27pt" draw:caption-point-x="-17.29pt" draw:caption-point-y="42.8pt">
              <dc:date>2017-09-18T00:00:00</dc:date>
              <text:p text:style-name="P1">Less data 84 points, unrealiable?</text:p>
            </office:annotation>
            <text:p>-84.6071</text:p>
          </table:table-cell>
          <table:table-cell table:style-name="ce22" office:value-type="float" office:value="-85" calcext:value-type="float">
            <text:p>-85</text:p>
          </table:table-cell>
          <table:table-cell table:style-name="ce23" office:value-type="float" office:value="9.6149" calcext:value-type="float">
            <text:p>9.6149</text:p>
          </table:table-cell>
          <table:table-cell table:style-name="ce7" office:value-type="float" office:value="-85.4365" calcext:value-type="float">
            <text:p>-85.43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6.5431" calcext:value-type="float">
            <text:p>6.5431</text:p>
          </table:table-cell>
          <table:table-cell office:value-type="string" calcext:value-type="string">
            <text:p>Trimodal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7" office:value-type="float" office:value="-82.5994" calcext:value-type="float">
            <text:p>-82.59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5.8807" calcext:value-type="float">
            <text:p>5.8807</text:p>
          </table:table-cell>
          <table:table-cell table:style-name="ce7" office:value-type="float" office:value="-85.0227" calcext:value-type="float">
            <text:p>-85.022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6.8808" calcext:value-type="float">
            <text:p>6.8808</text:p>
          </table:table-cell>
          <table:table-cell table:style-name="ce7" office:value-type="float" office:value="-84.8239" calcext:value-type="float">
            <text:p>-84.823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2.5764" calcext:value-type="float">
            <text:p>2.5764</text:p>
          </table:table-cell>
          <table:table-cell table:style-name="ce7" office:value-type="float" office:value="-85.0964" calcext:value-type="float">
            <text:p>-85.0964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4.124" calcext:value-type="float">
            <text:p>14.124</text:p>
          </table:table-cell>
          <table:table-cell table:style-name="ce21" office:value-type="float" office:value="-87.303" calcext:value-type="float">
            <text:p>-87.303</text:p>
          </table:table-cell>
          <table:table-cell table:style-name="ce22" office:value-type="float" office:value="-87" calcext:value-type="float">
            <text:p>-87</text:p>
          </table:table-cell>
          <table:table-cell table:style-name="ce23" office:value-type="float" office:value="13.2803" calcext:value-type="float">
            <text:p>13.2803</text:p>
          </table:table-cell>
          <table:table-cell table:style-name="ce7" office:value-type="float" office:value="-85.4865" calcext:value-type="float">
            <text:p>-85.48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3.6521" calcext:value-type="float">
            <text:p>3.65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7" office:value-type="float" office:value="-84.32" calcext:value-type="float">
            <text:p>-84.32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.0492" calcext:value-type="float">
            <text:p>1.0492</text:p>
          </table:table-cell>
          <table:table-cell table:style-name="ce7" office:value-type="float" office:value="-86.2967" calcext:value-type="float">
            <text:p>-86.2967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2.332" calcext:value-type="float">
            <text:p>2.332</text:p>
          </table:table-cell>
          <table:table-cell table:style-name="ce7" office:value-type="float" office:value="-88.9256" calcext:value-type="float">
            <text:p>-88.9256</text:p>
          </table:table-cell>
          <table:table-cell table:style-name="ce10" office:value-type="float" office:value="-89" calcext:value-type="float">
            <text:p>-89</text:p>
          </table:table-cell>
          <table:table-cell table:style-name="ce16" office:value-type="float" office:value="2.5694" calcext:value-type="float">
            <text:p>2.5694</text:p>
          </table:table-cell>
          <table:table-cell table:style-name="ce7" office:value-type="float" office:value="-85.4626" calcext:value-type="float">
            <text:p>-85.4626</text:p>
          </table:table-cell>
          <table:table-cell table:style-name="ce10" office:value-type="float" office:value="-85.5" calcext:value-type="float">
            <text:p>-85.5</text:p>
          </table:table-cell>
          <table:table-cell table:style-name="ce16" office:value-type="float" office:value="12.2122" calcext:value-type="float">
            <text:p>12.2122</text:p>
          </table:table-cell>
          <table:table-cell table:style-name="ce7" office:value-type="float" office:value="-87.359" calcext:value-type="float">
            <text:p>-87.359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20.2331" calcext:value-type="float">
            <text:p>20.2331</text:p>
          </table:table-cell>
          <table:table-cell table:style-name="ce7" office:value-type="float" office:value="-84.7133" calcext:value-type="float">
            <text:p>-84.7133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3.7629" calcext:value-type="float">
            <text:p>13.76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7" office:value-type="float" office:value="-82.9281" calcext:value-type="float">
            <text:p>-82.9281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8.0069" calcext:value-type="float">
            <text:p>8.0069</text:p>
          </table:table-cell>
          <table:table-cell table:style-name="ce7" office:value-type="float" office:value="-84.6272" calcext:value-type="float">
            <text:p>-84.6272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4.4199" calcext:value-type="float">
            <text:p>4.4199</text:p>
          </table:table-cell>
          <table:table-cell table:style-name="ce7" office:value-type="float" office:value="-84.4265" calcext:value-type="float">
            <text:p>-84.42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7.0278" calcext:value-type="float">
            <text:p>7.0278</text:p>
          </table:table-cell>
          <table:table-cell table:style-name="ce7" office:value-type="float" office:value="-84.4359" calcext:value-type="float">
            <text:p>-84.435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0.2862" calcext:value-type="float">
            <text:p>10.2862</text:p>
          </table:table-cell>
          <table:table-cell table:style-name="ce21" office:value-type="float" office:value="-86.2576" calcext:value-type="float">
            <text:p>-86.2576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12.1326" calcext:value-type="float">
            <text:p>12.1326</text:p>
          </table:table-cell>
          <table:table-cell table:style-name="ce7" office:value-type="float" office:value="-87.831" calcext:value-type="float">
            <text:p>-87.831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6.7996" calcext:value-type="float">
            <text:p>6.799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9">
          <table:table-cell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5">
          <table:table-cell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number-columns-repeated="1005"/>
        </table:table-row>
        <table:table-row table:style-name="ro1">
          <table:table-cell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Presence" table:style-name="ta1">
        <table:table-column table:style-name="co1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9" table:number-columns-repeated="1010" table:default-cell-style-name="ce3"/>
        <table:table-row table:style-name="ro1">
          <table:table-cell table:style-name="ce1" office:value-type="string" calcext:value-type="string">
            <text:p>Helvar: <text:span text:style-name="T1">Location 1</text:span></text:p>
          </table:table-cell>
          <table:table-cell table:style-name="ce4"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Beacon / Direction</text:p>
          </table:table-cell>
          <table:table-cell table:style-name="ce5" office:value-type="string" calcext:value-type="string" table:number-columns-spanned="4" table:number-rows-spanned="1">
            <text:p>Samsung S4 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Samsung S4 mini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Nexus 5</text:p>
          </table:table-cell>
          <table:covered-table-cell table:number-columns-repeated="2" table:style-name="ce5"/>
          <table:covered-table-cell table:style-name="ce13"/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A</text:p>
          </table:table-cell>
          <table:table-cell table:style-name="ce26" office:value-type="float" office:value="-79.1505" calcext:value-type="float">
            <text:p>-79.1505</text:p>
          </table:table-cell>
          <table:table-cell table:style-name="ce29" office:value-type="float" office:value="-80" calcext:value-type="float">
            <text:p>-80</text:p>
          </table:table-cell>
          <table:table-cell table:style-name="ce29" office:value-type="float" office:value="-73" calcext:value-type="float">
            <text:p>-73</text:p>
          </table:table-cell>
          <table:table-cell table:style-name="ce32" office:value-type="float" office:value="36.5619" calcext:value-type="float">
            <text:p>36.5619</text:p>
          </table:table-cell>
          <table:table-cell table:style-name="ce26" office:value-type="float" office:value="-79.2351" calcext:value-type="float">
            <text:p>-79.2351</text:p>
          </table:table-cell>
          <table:table-cell table:style-name="ce29" office:value-type="float" office:value="-79" calcext:value-type="float">
            <text:p>-79</text:p>
          </table:table-cell>
          <table:table-cell table:style-name="ce29" office:value-type="float" office:value="-74" calcext:value-type="float">
            <text:p>-74</text:p>
          </table:table-cell>
          <table:table-cell table:style-name="ce32" office:value-type="float" office:value="27.446" calcext:value-type="float">
            <text:p>27.446</text:p>
          </table:table-cell>
          <table:table-cell table:style-name="ce26" office:value-type="float" office:value="-75.9347" calcext:value-type="float">
            <text:p>-75.9347</text:p>
          </table:table-cell>
          <table:table-cell table:number-columns-repeated="2" table:style-name="ce29" office:value-type="float" office:value="-77" calcext:value-type="float">
            <text:p>-77</text:p>
          </table:table-cell>
          <table:table-cell table:style-name="ce32" office:value-type="float" office:value="6.6668" calcext:value-type="float">
            <text:p>6.666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A</text:p>
          </table:table-cell>
          <table:table-cell table:style-name="ce27" office:value-type="float" office:value="-72.7231" calcext:value-type="float">
            <text:p>-72.7231</text:p>
          </table:table-cell>
          <table:table-cell table:style-name="ce30" office:value-type="float" office:value="-72" calcext:value-type="float">
            <text:p>-72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5.4472" calcext:value-type="float">
            <text:p>5.4472</text:p>
          </table:table-cell>
          <table:table-cell table:style-name="ce27" office:value-type="float" office:value="-76.3165" calcext:value-type="float">
            <text:p>-76.3165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1763" calcext:value-type="float">
            <text:p>1.1763</text:p>
          </table:table-cell>
          <table:table-cell table:style-name="ce27" office:value-type="float" office:value="-74.7415" calcext:value-type="float">
            <text:p>-74.7415</text:p>
          </table:table-cell>
          <table:table-cell table:number-columns-repeated="2" table:style-name="ce30" office:value-type="float" office:value="-72" calcext:value-type="float">
            <text:p>-72</text:p>
          </table:table-cell>
          <table:table-cell table:style-name="ce15" office:value-type="float" office:value="15.97" calcext:value-type="float">
            <text:p>15.97</text:p>
          </table:table-cell>
          <table:table-cell office:value-type="string" calcext:value-type="string">
            <text:p>3 modes? Why? Increased variance for Nexus 5. <text:s/>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B:11</text:p>
          </table:table-cell>
          <table:table-cell table:style-name="ce27" office:value-type="float" office:value="-76.4113" calcext:value-type="float">
            <text:p>-76.4113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5964" calcext:value-type="float">
            <text:p>1.5964</text:p>
          </table:table-cell>
          <table:table-cell table:style-name="ce27" office:value-type="float" office:value="-79.3869" calcext:value-type="float">
            <text:p>-79.386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72" calcext:value-type="float">
            <text:p>-72</text:p>
          </table:table-cell>
          <table:table-cell table:style-name="ce15" office:value-type="float" office:value="31.8499" calcext:value-type="float">
            <text:p>31.8499</text:p>
          </table:table-cell>
          <table:table-cell table:style-name="ce27" office:value-type="float" office:value="-76.4332" calcext:value-type="float">
            <text:p>-76.4332</text:p>
          </table:table-cell>
          <table:table-cell table:style-name="ce30" office:value-type="float" office:value="-76" calcext:value-type="float">
            <text:p>-76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4.8869" calcext:value-type="float">
            <text:p>4.886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D</text:p>
          </table:table-cell>
          <table:table-cell table:style-name="ce27" office:value-type="float" office:value="-70.8425" calcext:value-type="float">
            <text:p>-70.8425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32.2247" calcext:value-type="float">
            <text:p>32.2247</text:p>
          </table:table-cell>
          <table:table-cell table:style-name="ce27" office:value-type="float" office:value="-74.357" calcext:value-type="float">
            <text:p>-74.35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68" calcext:value-type="float">
            <text:p>-68</text:p>
          </table:table-cell>
          <table:table-cell table:style-name="ce15" office:value-type="float" office:value="30.8035" calcext:value-type="float">
            <text:p>30.8035</text:p>
          </table:table-cell>
          <table:table-cell table:style-name="ce27" office:value-type="float" office:value="-72.3229" calcext:value-type="float">
            <text:p>-72.3229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33" office:value-type="float" office:value="8.7889" calcext:value-type="float">
            <text:p>8.788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F</text:p>
          </table:table-cell>
          <table:table-cell table:style-name="ce27" office:value-type="float" office:value="-77.1349" calcext:value-type="float">
            <text:p>-77.1349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15" office:value-type="float" office:value="29.2194" calcext:value-type="float">
            <text:p>29.2194</text:p>
          </table:table-cell>
          <table:table-cell table:style-name="ce27" office:value-type="float" office:value="-79.5686" calcext:value-type="float">
            <text:p>-79.5686</text:p>
          </table:table-cell>
          <table:table-cell table:style-name="ce30" office:value-type="float" office:value="-79" calcext:value-type="float">
            <text:p>-79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7.8036" calcext:value-type="float">
            <text:p>7.8036</text:p>
          </table:table-cell>
          <table:table-cell table:style-name="ce27" office:value-type="float" office:value="-77.7444" calcext:value-type="float">
            <text:p>-77.7444</text:p>
          </table:table-cell>
          <table:table-cell table:style-name="ce30" office:value-type="float" office:value="-75" calcext:value-type="float">
            <text:p>-75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21.7429" calcext:value-type="float">
            <text:p>21.742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5</text:p>
          </table:table-cell>
          <table:table-cell table:style-name="ce27" office:value-type="float" office:value="-74.8347" calcext:value-type="float">
            <text:p>-74.834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3.2688" calcext:value-type="float">
            <text:p>3.2688</text:p>
          </table:table-cell>
          <table:table-cell table:style-name="ce27" office:value-type="float" office:value="-81.0689" calcext:value-type="float">
            <text:p>-81.068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80" calcext:value-type="float">
            <text:p>-80</text:p>
          </table:table-cell>
          <table:table-cell table:style-name="ce33" office:value-type="float" office:value="2.1356" calcext:value-type="float">
            <text:p>2.1356</text:p>
          </table:table-cell>
          <table:table-cell table:style-name="ce27" office:value-type="float" office:value="-76.1156" calcext:value-type="float">
            <text:p>-76.1156</text:p>
          </table:table-cell>
          <table:table-cell table:style-name="ce30" office:value-type="float" office:value="-77" calcext:value-type="float">
            <text:p>-77</text:p>
          </table:table-cell>
          <table:table-cell table:style-name="ce30" office:value-type="float" office:value="-78" calcext:value-type="float">
            <text:p>-78</text:p>
          </table:table-cell>
          <table:table-cell table:style-name="ce33" office:value-type="float" office:value="6.8321" calcext:value-type="float">
            <text:p>6.832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4</text:p>
          </table:table-cell>
          <table:table-cell table:style-name="ce27" office:value-type="float" office:value="-80.8054" calcext:value-type="float">
            <text:p>-80.8054</text:p>
          </table:table-cell>
          <table:table-cell table:style-name="ce30" office:value-type="float" office:value="-80" calcext:value-type="float">
            <text:p>-80</text:p>
          </table:table-cell>
          <table:table-cell table:style-name="ce30" office:value-type="float" office:value="-77" calcext:value-type="float">
            <text:p>-77</text:p>
          </table:table-cell>
          <table:table-cell table:style-name="ce15" office:value-type="float" office:value="20.8226" calcext:value-type="float">
            <text:p>20.8226</text:p>
          </table:table-cell>
          <table:table-cell table:style-name="ce27" office:value-type="float" office:value="-83.1289" calcext:value-type="float">
            <text:p>-83.1289</text:p>
          </table:table-cell>
          <table:table-cell table:number-columns-repeated="2" table:style-name="ce30" office:value-type="float" office:value="-82" calcext:value-type="float">
            <text:p>-82</text:p>
          </table:table-cell>
          <table:table-cell table:style-name="ce33" office:value-type="float" office:value="3.1128" calcext:value-type="float">
            <text:p>3.1128</text:p>
          </table:table-cell>
          <table:table-cell table:style-name="ce21" office:value-type="float" office:value="-83.7955" calcext:value-type="float">
            <text:p>-83.7955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7.5153" calcext:value-type="float">
            <text:p>7.515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27" office:value-type="float" office:value="-79.9181" calcext:value-type="float">
            <text:p>-79.9181</text:p>
          </table:table-cell>
          <table:table-cell table:style-name="ce30" office:value-type="float" office:value="-78" calcext:value-type="float">
            <text:p>-78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16.9836" calcext:value-type="float">
            <text:p>16.9836</text:p>
          </table:table-cell>
          <table:table-cell table:style-name="ce27" office:value-type="float" office:value="-84.7287" calcext:value-type="float">
            <text:p>-84.7287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1.664" calcext:value-type="float">
            <text:p>1.664</text:p>
          </table:table-cell>
          <table:table-cell table:style-name="ce21" office:value-type="float" office:value="-83.75" calcext:value-type="float">
            <text:p>-83.75</text:p>
          </table:table-cell>
          <table:table-cell table:style-name="ce22" office:value-type="float" office:value="-83.5" calcext:value-type="float">
            <text:p>-83.5</text:p>
          </table:table-cell>
          <table:table-cell table:style-name="ce22" office:value-type="float" office:value="-83" calcext:value-type="float">
            <text:p>-83</text:p>
          </table:table-cell>
          <table:table-cell table:style-name="ce23" office:value-type="float" office:value="2.9342" calcext:value-type="float">
            <text:p>2.934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27" office:value-type="float" office:value="-87.1852" calcext:value-type="float">
            <text:p>-87.1852</text:p>
          </table:table-cell>
          <table:table-cell table:style-name="ce30" office:value-type="float" office:value="-89" calcext:value-type="float">
            <text:p>-89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1.9799" calcext:value-type="float">
            <text:p>21.9799</text:p>
          </table:table-cell>
          <table:table-cell table:style-name="ce27" office:value-type="float" office:value="-84.4841" calcext:value-type="float">
            <text:p>-84.4841</text:p>
          </table:table-cell>
          <table:table-cell table:number-columns-repeated="2" table:style-name="ce30" office:value-type="float" office:value="-83" calcext:value-type="float">
            <text:p>-83</text:p>
          </table:table-cell>
          <table:table-cell table:style-name="ce33" office:value-type="float" office:value="9.8796" calcext:value-type="float">
            <text:p>9.8796</text:p>
          </table:table-cell>
          <table:table-cell table:style-name="ce21" office:value-type="float" office:value="-84.5" calcext:value-type="float">
            <text:p>-84.5</text:p>
          </table:table-cell>
          <table:table-cell table:style-name="ce22" office:value-type="float" office:value="-85.5" calcext:value-type="float">
            <text:p>-85.5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5.8333" calcext:value-type="float">
            <text:p>5.83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27" office:value-type="float" office:value="-86.3827" calcext:value-type="float">
            <text:p>-86.3827</text:p>
          </table:table-cell>
          <table:table-cell table:style-name="ce30" office:value-type="float" office:value="-83" calcext:value-type="float">
            <text:p>-83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6.4299" calcext:value-type="float">
            <text:p>26.4299</text:p>
          </table:table-cell>
          <table:table-cell table:style-name="ce27" office:value-type="float" office:value="-86.6853" calcext:value-type="float">
            <text:p>-86.6853</text:p>
          </table:table-cell>
          <table:table-cell table:style-name="ce30" office:value-type="float" office:value="-86" calcext:value-type="float">
            <text:p>-86</text:p>
          </table:table-cell>
          <table:table-cell table:style-name="ce30" office:value-type="float" office:value="-88" calcext:value-type="float">
            <text:p>-88</text:p>
          </table:table-cell>
          <table:table-cell table:style-name="ce33" office:value-type="float" office:value="2.727" calcext:value-type="float">
            <text:p>2.727</text:p>
          </table:table-cell>
          <table:table-cell table:style-name="ce27" office:value-type="float" office:value="-79.7979" calcext:value-type="float">
            <text:p>-79.7979</text:p>
          </table:table-cell>
          <table:table-cell table:number-columns-repeated="2" table:style-name="ce30" office:value-type="float" office:value="-80" calcext:value-type="float">
            <text:p>-80</text:p>
          </table:table-cell>
          <table:table-cell table:style-name="ce33" office:value-type="float" office:value="3.3028" calcext:value-type="float">
            <text:p>3.302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27" office:value-type="float" office:value="-82.6421" calcext:value-type="float">
            <text:p>-82.6421</text:p>
          </table:table-cell>
          <table:table-cell table:style-name="ce30" office:value-type="float" office:value="-82" calcext:value-type="float">
            <text:p>-82</text:p>
          </table:table-cell>
          <table:table-cell table:style-name="ce30" office:value-type="float" office:value="-80" calcext:value-type="float">
            <text:p>-80</text:p>
          </table:table-cell>
          <table:table-cell office:value-type="float" office:value="14.6303" calcext:value-type="float">
            <text:p>14.6303</text:p>
          </table:table-cell>
          <table:table-cell table:style-name="ce21" office:value-type="float" office:value="-91.25" calcext:value-type="float">
            <text:p>-91.25</text:p>
          </table:table-cell>
          <table:table-cell table:style-name="ce22" office:value-type="float" office:value="-91.5" calcext:value-type="float">
            <text:p>-91.5</text:p>
          </table:table-cell>
          <table:table-cell table:style-name="ce22" office:value-type="float" office:value="-92" calcext:value-type="float">
            <text:p>-92</text:p>
          </table:table-cell>
          <table:table-cell table:style-name="ce23" office:value-type="float" office:value="3.0714" calcext:value-type="float">
            <text:p>3.0714</text:p>
          </table:table-cell>
          <table:table-cell table:style-name="ce27" office:value-type="float" office:value="-81.1889" calcext:value-type="float">
            <text:p>-81.1889</text:p>
          </table:table-cell>
          <table:table-cell table:number-columns-repeated="2" table:style-name="ce30" office:value-type="float" office:value="-81" calcext:value-type="float">
            <text:p>-81</text:p>
          </table:table-cell>
          <table:table-cell table:style-name="ce33" office:value-type="float" office:value="11.3684" calcext:value-type="float">
            <text:p>11.368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27" office:value-type="float" office:value="-85.8032" calcext:value-type="float">
            <text:p>-85.8032</text:p>
          </table:table-cell>
          <table:table-cell table:style-name="ce30" office:value-type="float" office:value="-88" calcext:value-type="float">
            <text:p>-88</text:p>
          </table:table-cell>
          <table:table-cell table:style-name="ce30" office:value-type="float" office:value="-81" calcext:value-type="float">
            <text:p>-81</text:p>
          </table:table-cell>
          <table:table-cell table:style-name="ce33" office:value-type="float" office:value="21.793" calcext:value-type="float">
            <text:p>21.793</text:p>
          </table:table-cell>
          <table:table-cell table:style-name="ce27" office:value-type="float" office:value="-93" calcext:value-type="float">
            <text:p>-93</text:p>
          </table:table-cell>
          <table:table-cell table:number-columns-repeated="2" table:style-name="ce30" office:value-type="float" office:value="-94" calcext:value-type="float">
            <text:p>-94</text:p>
          </table:table-cell>
          <table:table-cell table:style-name="ce33" office:value-type="float" office:value="4.8333" calcext:value-type="float">
            <text:p>4.8333</text:p>
          </table:table-cell>
          <table:table-cell table:style-name="ce27" office:value-type="float" office:value="-84.1831" calcext:value-type="float">
            <text:p>-84.1831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2.666" calcext:value-type="float">
            <text:p>2.6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27" office:value-type="float" office:value="-87.6448" calcext:value-type="float">
            <text:p>-87.6448</text:p>
          </table:table-cell>
          <table:table-cell table:number-columns-repeated="2" table:style-name="ce30" office:value-type="float" office:value="-87" calcext:value-type="float">
            <text:p>-87</text:p>
          </table:table-cell>
          <table:table-cell table:style-name="ce33" office:value-type="float" office:value="2.8052" calcext:value-type="float">
            <text:p>2.8052</text:p>
          </table:table-cell>
          <table:table-cell table:style-name="ce21" office:value-type="float" office:value="-92.2593" calcext:value-type="float">
            <text:p>-92.2593</text:p>
          </table:table-cell>
          <table:table-cell table:style-name="ce22" office:value-type="float" office:value="-91" calcext:value-type="float">
            <text:p>-91</text:p>
          </table:table-cell>
          <table:table-cell table:style-name="ce22" office:value-type="float" office:value="-90" calcext:value-type="float">
            <text:p>-90</text:p>
          </table:table-cell>
          <table:table-cell table:style-name="ce23" office:value-type="float" office:value="8.8148" calcext:value-type="float">
            <text:p>8.8148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33</text:p>
          </table:table-cell>
          <table:table-cell table:style-name="ce7" office:value-type="float" office:value="-88.8086" calcext:value-type="float">
            <text:p>-88.8086</text:p>
          </table:table-cell>
          <table:table-cell table:style-name="ce10" office:value-type="float" office:value="-89" calcext:value-type="float">
            <text:p>-89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2.1551" calcext:value-type="float">
            <text:p>12.1551</text:p>
          </table:table-cell>
          <table:table-cell table:style-name="ce7" office:value-type="float" office:value="-90.5" calcext:value-type="float">
            <text:p>-90.5</text:p>
          </table:table-cell>
          <table:table-cell table:number-columns-repeated="2" table:style-name="ce10" office:value-type="float" office:value="-90" calcext:value-type="float">
            <text:p>-90</text:p>
          </table:table-cell>
          <table:table-cell table:style-name="ce16" office:value-type="float" office:value="8.5823" calcext:value-type="float">
            <text:p>8.5823</text:p>
          </table:table-cell>
          <table:table-cell table:style-name="ce21" office:value-type="float" office:value="-87.5" calcext:value-type="float">
            <text:p>-87.5</text:p>
          </table:table-cell>
          <table:table-cell table:style-name="ce22" office:value-type="float" office:value="-87.5" calcext:value-type="float">
            <text:p>-87.5</text:p>
          </table:table-cell>
          <table:table-cell table:style-name="ce22" office:value-type="float" office:value="-88" calcext:value-type="float">
            <text:p>-88</text:p>
          </table:table-cell>
          <table:table-cell table:style-name="ce23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86.5495" calcext:value-type="float">
            <text:p>-86.5495</text:p>
          </table:table-cell>
          <table:table-cell table:style-name="ce10" office:value-type="float" office:value="-86" calcext:value-type="float">
            <text:p>-86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9.7611" calcext:value-type="float">
            <text:p>9.7611</text:p>
          </table:table-cell>
          <table:table-cell table:style-name="ce7" office:value-type="float" office:value="-88.2919" calcext:value-type="float">
            <text:p>-88.2919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3.6788" calcext:value-type="float">
            <text:p>13.6788</text:p>
          </table:table-cell>
          <table:table-cell table:style-name="ce21" office:value-type="float" office:value="-83.5333" calcext:value-type="float">
            <text:p>-83.5333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6.4818" calcext:value-type="float">
            <text:p>6.481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2</text:p>
          </table:table-cell>
          <table:table-cell table:style-name="ce7" office:value-type="float" office:value="-85.0197" calcext:value-type="float">
            <text:p>-85.0197</text:p>
          </table:table-cell>
          <table:table-cell table:style-name="ce10" office:value-type="float" office:value="-84" calcext:value-type="float">
            <text:p>-84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8.1416" calcext:value-type="float">
            <text:p>8.1416</text:p>
          </table:table-cell>
          <table:table-cell table:style-name="ce7" office:value-type="float" office:value="-87.837" calcext:value-type="float">
            <text:p>-87.837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0.7314" calcext:value-type="float">
            <text:p>0.7314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89</text:p>
          </table:table-cell>
          <table:table-cell table:style-name="ce7" office:value-type="float" office:value="-86.0282" calcext:value-type="float">
            <text:p>-86.0282</text:p>
          </table:table-cell>
          <table:table-cell table:style-name="ce10" office:value-type="float" office:value="-87" calcext:value-type="float">
            <text:p>-87</text:p>
          </table:table-cell>
          <table:table-cell table:style-name="ce10" office:value-type="float" office:value="-88" calcext:value-type="float">
            <text:p>-88</text:p>
          </table:table-cell>
          <table:table-cell table:style-name="ce16" office:value-type="float" office:value="3.5646" calcext:value-type="float">
            <text:p>3.5646</text:p>
          </table:table-cell>
          <table:table-cell table:style-name="ce7" office:value-type="float" office:value="-88.6471" calcext:value-type="float">
            <text:p>-88.6471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1.919" calcext:value-type="float">
            <text:p>1.919</text:p>
          </table:table-cell>
          <table:table-cell table:style-name="ce21" office:value-type="float" office:value="-83.0862" calcext:value-type="float">
            <text:p>-83.0862</text:p>
          </table:table-cell>
          <table:table-cell table:number-columns-repeated="2" table:style-name="ce22" office:value-type="float" office:value="-83" calcext:value-type="float">
            <text:p>-83</text:p>
          </table:table-cell>
          <table:table-cell table:style-name="ce23" office:value-type="float" office:value="4.6065" calcext:value-type="float">
            <text:p>4.606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5</text:p>
          </table:table-cell>
          <table:table-cell table:style-name="ce7" office:value-type="float" office:value="-83.974" calcext:value-type="float">
            <text:p>-83.974</text:p>
          </table:table-cell>
          <table:table-cell table:number-columns-repeated="2" table:style-name="ce10" office:value-type="float" office:value="-82" calcext:value-type="float">
            <text:p>-82</text:p>
          </table:table-cell>
          <table:table-cell table:style-name="ce16" office:value-type="float" office:value="22.4185" calcext:value-type="float">
            <text:p>22.4185</text:p>
          </table:table-cell>
          <table:table-cell table:style-name="ce7" office:value-type="float" office:value="-84.3602" calcext:value-type="float">
            <text:p>-84.3602</text:p>
          </table:table-cell>
          <table:table-cell table:number-columns-repeated="2" table:style-name="ce10" office:value-type="float" office:value="-83" calcext:value-type="float">
            <text:p>-83</text:p>
          </table:table-cell>
          <table:table-cell table:style-name="ce16" office:value-type="float" office:value="4.1208" calcext:value-type="float">
            <text:p>4.1208</text:p>
          </table:table-cell>
          <table:table-cell table:style-name="ce7" office:value-type="float" office:value="-77.5255" calcext:value-type="float">
            <text:p>-77.525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4.7032" calcext:value-type="float">
            <text:p>4.703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57</text:p>
          </table:table-cell>
          <table:table-cell table:style-name="ce28" office:value-type="float" office:value="-79.6917" calcext:value-type="float">
            <text:p>-79.691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15.9192" calcext:value-type="float">
            <text:p>15.9192</text:p>
          </table:table-cell>
          <table:table-cell table:style-name="ce28" office:value-type="float" office:value="-77.6747" calcext:value-type="float">
            <text:p>-77.6747</text:p>
          </table:table-cell>
          <table:table-cell table:style-name="ce31" office:value-type="float" office:value="-76" calcext:value-type="float">
            <text:p>-76</text:p>
          </table:table-cell>
          <table:table-cell table:style-name="ce31" office:value-type="float" office:value="-75" calcext:value-type="float">
            <text:p>-75</text:p>
          </table:table-cell>
          <table:table-cell table:style-name="ce15" office:value-type="float" office:value="5.6002" calcext:value-type="float">
            <text:p>5.6002</text:p>
          </table:table-cell>
          <table:table-cell table:style-name="ce28" office:value-type="float" office:value="-76.9797" calcext:value-type="float">
            <text:p>-76.979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9.2757" calcext:value-type="float">
            <text:p>9.275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4</text:p>
          </table:table-cell>
          <table:table-cell table:style-name="ce7" office:value-type="float" office:value="-73.8578" calcext:value-type="float">
            <text:p>-73.8578</text:p>
          </table:table-cell>
          <table:table-cell table:number-columns-repeated="2" table:style-name="ce10" office:value-type="float" office:value="-73" calcext:value-type="float">
            <text:p>-73</text:p>
          </table:table-cell>
          <table:table-cell table:style-name="ce16" office:value-type="float" office:value="2.9702" calcext:value-type="float">
            <text:p>2.9702</text:p>
          </table:table-cell>
          <table:table-cell table:style-name="ce7" office:value-type="float" office:value="-81.9813" calcext:value-type="float">
            <text:p>-81.9813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13.0982" calcext:value-type="float">
            <text:p>13.0982</text:p>
          </table:table-cell>
          <table:table-cell table:style-name="ce7" office:value-type="float" office:value="-75.6196" calcext:value-type="float">
            <text:p>-75.6196</text:p>
          </table:table-cell>
          <table:table-cell table:number-columns-repeated="2" table:style-name="ce10" office:value-type="float" office:value="-77" calcext:value-type="float">
            <text:p>-77</text:p>
          </table:table-cell>
          <table:table-cell table:style-name="ce16" office:value-type="float" office:value="13.7711" calcext:value-type="float">
            <text:p>13.77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27</text:p>
          </table:table-cell>
          <table:table-cell table:style-name="ce7" office:value-type="float" office:value="-75.8827" calcext:value-type="float">
            <text:p>-75.8827</text:p>
          </table:table-cell>
          <table:table-cell table:number-columns-repeated="2" table:style-name="ce10" office:value-type="float" office:value="-75" calcext:value-type="float">
            <text:p>-75</text:p>
          </table:table-cell>
          <table:table-cell table:style-name="ce16" office:value-type="float" office:value="16.9321" calcext:value-type="float">
            <text:p>16.9321</text:p>
          </table:table-cell>
          <table:table-cell table:style-name="ce7" office:value-type="float" office:value="-85.3401" calcext:value-type="float">
            <text:p>-85.3401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.6754" calcext:value-type="float">
            <text:p>1.6754</text:p>
          </table:table-cell>
          <table:table-cell table:style-name="ce7" office:value-type="float" office:value="-76.8895" calcext:value-type="float">
            <text:p>-76.889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1.5023" calcext:value-type="float">
            <text:p>11.502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5</text:p>
          </table:table-cell>
          <table:table-cell table:style-name="ce7" office:value-type="float" office:value="-82.2701" calcext:value-type="float">
            <text:p>-82.2701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33.6872" calcext:value-type="float">
            <text:p>33.6872</text:p>
          </table:table-cell>
          <table:table-cell table:style-name="ce7" office:value-type="float" office:value="-82.5796" calcext:value-type="float">
            <text:p>-82.5796</text:p>
          </table:table-cell>
          <table:table-cell table:number-columns-repeated="2" table:style-name="ce10" office:value-type="float" office:value="-79" calcext:value-type="float">
            <text:p>-79</text:p>
          </table:table-cell>
          <table:table-cell table:style-name="ce16" office:value-type="float" office:value="23.1247" calcext:value-type="float">
            <text:p>23.1247</text:p>
          </table:table-cell>
          <table:table-cell table:style-name="ce7" office:value-type="float" office:value="-77.5571" calcext:value-type="float">
            <text:p>-77.5571</text:p>
          </table:table-cell>
          <table:table-cell table:style-name="ce10" office:value-type="float" office:value="-79" calcext:value-type="float">
            <text:p>-79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3.155" calcext:value-type="float">
            <text:p>13.155</text:p>
          </table:table-cell>
          <table:table-cell table:style-name="ce34" office:value-type="string" calcext:value-type="string">
            <text:p>TRIMODAL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C:0F</text:p>
          </table:table-cell>
          <table:table-cell table:style-name="ce7" office:value-type="float" office:value="-73.892" calcext:value-type="float">
            <text:p>-73.892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25.9085" calcext:value-type="float">
            <text:p>25.9085</text:p>
          </table:table-cell>
          <table:table-cell table:style-name="ce7" office:value-type="float" office:value="-84.5916" calcext:value-type="float">
            <text:p>-84.59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2.8705" calcext:value-type="float">
            <text:p>2.8705</text:p>
          </table:table-cell>
          <table:table-cell table:style-name="ce7" office:value-type="float" office:value="-74.265" calcext:value-type="float">
            <text:p>-74.265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1.2234" calcext:value-type="float">
            <text:p>11.223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D</text:p>
          </table:table-cell>
          <table:table-cell table:style-name="ce7" office:value-type="float" office:value="-77.581" calcext:value-type="float">
            <text:p>-77.58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style-name="ce16" office:value-type="float" office:value="31.2915" calcext:value-type="float">
            <text:p>31.2915</text:p>
          </table:table-cell>
          <table:table-cell table:style-name="ce7" office:value-type="float" office:value="-84.6457" calcext:value-type="float">
            <text:p>-84.6457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style-name="ce16" office:value-type="float" office:value="7.4885" calcext:value-type="float">
            <text:p>7.4885</text:p>
          </table:table-cell>
          <table:table-cell table:style-name="ce7" office:value-type="float" office:value="-77.3223" calcext:value-type="float">
            <text:p>-77.3223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4.1472" calcext:value-type="float">
            <text:p>4.147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4A</text:p>
          </table:table-cell>
          <table:table-cell table:style-name="ce7" office:value-type="float" office:value="-85.2737" calcext:value-type="float">
            <text:p>-85.273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style-name="ce16" office:value-type="float" office:value="16.2597" calcext:value-type="float">
            <text:p>16.2597</text:p>
          </table:table-cell>
          <table:table-cell table:style-name="ce7" office:value-type="float" office:value="-86.2934" calcext:value-type="float">
            <text:p>-86.2934</text:p>
          </table:table-cell>
          <table:table-cell table:number-columns-repeated="2" office:value-type="float" office:value="-86" calcext:value-type="float">
            <text:p>-86</text:p>
          </table:table-cell>
          <table:table-cell table:style-name="ce16" office:value-type="float" office:value="1.1363" calcext:value-type="float">
            <text:p>1.1363</text:p>
          </table:table-cell>
          <table:table-cell table:style-name="ce7" office:value-type="float" office:value="-77.3115" calcext:value-type="float">
            <text:p>-77.3115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8.3514" calcext:value-type="float">
            <text:p>8.351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9</text:p>
          </table:table-cell>
          <table:table-cell table:style-name="ce7" office:value-type="float" office:value="-78.0507" calcext:value-type="float">
            <text:p>-78.0507</text:p>
          </table:table-cell>
          <table:table-cell table:number-columns-repeated="2" office:value-type="float" office:value="-79" calcext:value-type="float">
            <text:p>-79</text:p>
          </table:table-cell>
          <table:table-cell table:style-name="ce16" office:value-type="float" office:value="9.9496" calcext:value-type="float">
            <text:p>9.9496</text:p>
          </table:table-cell>
          <table:table-cell table:style-name="ce7" office:value-type="float" office:value="-84.3116" calcext:value-type="float">
            <text:p>-84.31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1.3082" calcext:value-type="float">
            <text:p>1.3082</text:p>
          </table:table-cell>
          <table:table-cell table:style-name="ce7" office:value-type="float" office:value="-72.549" calcext:value-type="float">
            <text:p>-72.549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8.6922" calcext:value-type="float">
            <text:p>18.6922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number-columns-repeated="1011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rtphone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3:17:14.219007312</meta:creation-date>
    <dc:date>2017-09-19T12:19:44.517440968</dc:date>
    <meta:editing-duration>PT17M15S</meta:editing-duration>
    <meta:editing-cycles>3</meta:editing-cycles>
    <meta:generator>LibreOffice/5.1.6.2$Linux_X86_64 LibreOffice_project/10m0$Build-2</meta:generator>
    <meta:document-statistic meta:table-count="3" meta:cell-count="526" meta:object-count="0"/>
  </office:meta>
</office:document-meta>
</file>